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1.395cm" style:rel-column-width="43927*"/>
    </style:style>
    <style:style style:name="Tabela1.B" style:family="table-column">
      <style:table-column-properties style:column-width="5.606cm" style:rel-column-width="2160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1.395cm" style:rel-column-width="43927*"/>
    </style:style>
    <style:style style:name="Tabela2.B" style:family="table-column">
      <style:table-column-properties style:column-width="5.606cm" style:rel-column-width="21608*"/>
    </style:style>
    <style:style style:name="Tabela2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paragraph-properties fo:text-align="end" style:justify-single-word="false"/>
      <style:text-properties style:font-name="Arial1"/>
    </style:style>
    <style:style style:name="P3" style:family="paragraph" style:parent-style-name="Preformatted_20_Text">
      <style:text-properties style:font-name="Arial1" fo:font-weight="bold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text-properties style:font-name="Arial1" officeooo:paragraph-rsid="00075f3f"/>
    </style:style>
    <style:style style:name="P6" style:family="paragraph" style:parent-style-name="Preformatted_20_Text">
      <style:paragraph-properties fo:text-align="center" style:justify-single-word="false"/>
      <style:text-properties style:font-name="Arial1" officeooo:paragraph-rsid="00075f3f"/>
    </style:style>
    <style:style style:name="P7" style:family="paragraph" style:parent-style-name="Standard">
      <style:text-properties style:font-name="Arial1" officeooo:paragraph-rsid="00075f3f"/>
    </style:style>
    <style:style style:name="P8" style:family="paragraph" style:parent-style-name="Standard">
      <style:text-properties officeooo:paragraph-rsid="00075f3f"/>
    </style:style>
    <style:style style:name="P9" style:family="paragraph" style:parent-style-name="Table_20_Contents">
      <style:text-properties style:font-name="Arial1" fo:font-size="10pt" officeooo:paragraph-rsid="00075f3f" style:font-name-asian="NSimSun" style:font-size-asian="10pt" style:font-name-complex="Liberation Mono" style:font-size-complex="10pt"/>
    </style:style>
    <style:style style:name="T1" style:family="text">
      <style:text-properties officeooo:rsid="00075f3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f3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{</text:span>ADR_FIRMY<text:span text:style-name="T1">}</text:span>, <text:span text:style-name="T1">{</text:span>DATA_WYP<text:span text:style-name="T1">}</text:span></text:p>
      <text:p text:style-name="P1"/>
      <text:p text:style-name="P1"/>
      <text:p text:style-name="P4"/>
      <text:p text:style-name="P4">POTWIERDZENIE WYP<text:span text:style-name="T1">Ł</text:span>ATY</text:p>
      <text:p text:style-name="P1"/>
      <text:p text:style-name="P1"/>
      <text:p text:style-name="P1"/>
      <text:p text:style-name="P1"/>
      <text:p text:style-name="P1">Potwierdzam odbiór gotówki w kwocie <text:span text:style-name="T3">{</text:span><text:span text:style-name="T2">NETTO</text:span><text:span text:style-name="T3">}</text:span> z<text:span text:style-name="T1">ł</text:span>.</text:p>
      <text:p text:style-name="P1">słownie z<text:span text:style-name="T1">ł</text:span>.: <text:span text:style-name="T1">{</text:span>NSLOW<text:span text:style-name="T1">}</text:span></text:p>
      <text:p text:style-name="P1"/>
      <text:p text:style-name="P1">jako zap<text:span text:style-name="T1">ł</text:span>ata za wykonane prace zlecone na podstawie umowy nr <text:span text:style-name="T1">{</text:span>UMOWA<text:span text:style-name="T1">}</text:span></text:p>
      <text:p text:style-name="P1">z dnia <text:span text:style-name="T1">{</text:span>DATA_UM<text:span text:style-name="T1">}</text:span>.</text:p>
      <text:p text:style-name="P1"/>
      <text:p text:style-name="P1"/>
      <text:p text:style-name="P3">WYP<text:span text:style-name="T1">Ł</text:span>ACI<text:span text:style-name="T1">Ł</text:span>:</text:p>
      <text:p text:style-name="P1"><text:tab/><text:span text:style-name="T1">{</text:span>FIRMA<text:span text:style-name="T1">}</text:span></text:p>
      <text:p text:style-name="P1"><text:tab/>ul. <text:span text:style-name="T1">{</text:span>UL_FIRMY<text:span text:style-name="T1">}</text:span></text:p>
      <text:p text:style-name="P1"><text:tab/><text:span text:style-name="T1">{</text:span>ADR_FIRMY<text:span text:style-name="T1">}</text:span></text:p>
      <text:p text:style-name="P1"/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6">.........……….......…………………..</text:p>
            <text:p text:style-name="P6">podpis <text:span text:style-name="T1">wypłacającego</text:span></text:p>
          </table:table-cell>
        </table:table-row>
      </table:table>
      <text:p text:style-name="P7"/>
      <text:p text:style-name="P3">ODEBRA<text:span text:style-name="T1">Ł</text:span>:</text:p>
      <text:p text:style-name="P1"><text:tab/><text:span text:style-name="T1">{</text:span>NAZWISKO<text:span text:style-name="T1">}</text:span> <text:span text:style-name="T1">{</text:span>IMIE1<text:span text:style-name="T1">}</text:span></text:p>
      <text:p text:style-name="P1"><text:tab/><text:span text:style-name="T1">{</text:span>ULICA<text:span text:style-name="T1">}</text:span> <text:span text:style-name="T1">{</text:span>DOM<text:span text:style-name="T1">}</text:span>/<text:span text:style-name="T1">{</text:span>LOKAL<text:span text:style-name="T1">}</text:span></text:p>
      <text:p text:style-name="P1"><text:tab/><text:span text:style-name="T1">{</text:span>KOD<text:span text:style-name="T1">}</text:span> <text:span text:style-name="T1">{</text:span>MIEJSC_ZAM<text:span text:style-name="T1">}</text:span></text:p>
      <text:p text:style-name="P1"/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6">.........……….......…………………..</text:p>
            <text:p text:style-name="P6">podpis <text:span text:style-name="T1">odbierającego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3T16:23:59.927000000</dc:date>
    <meta:editing-duration>PT5M26S</meta:editing-duration>
    <meta:editing-cycles>1</meta:editing-cycles>
    <meta:document-statistic meta:table-count="2" meta:image-count="0" meta:object-count="0" meta:page-count="1" meta:paragraph-count="18" meta:word-count="46" meta:character-count="404" meta:non-whitespace-character-count="370"/>
    <meta:generator>LibreOffice/7.4.7.2$Windows_X86_64 LibreOffice_project/723314e595e8007d3cf785c16538505a1c878ca5</meta:generator>
  </office:meta>
</office:document-meta>
</file>